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 style:list-style-name="L219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 style:list-style-name="L21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2" style:family="paragraph" style:parent-style-name="Standard" style:list-style-name="L219">
      <style:text-properties style:font-name="Arial" fo:font-size="13pt" style:font-name-asian="Arimo" style:font-size-asian="13pt" style:font-size-complex="13pt"/>
    </style:style>
    <style:style style:name="P23" style:family="paragraph" style:parent-style-name="Table_20_Contents">
      <style:text-properties style:font-name="ＭＳ Ｐゴシック" style:font-name-asian="ＭＳ Ｐゴシック"/>
    </style:style>
    <style:style style:name="P2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4157042377815638966" text:style-name="L1">
              <text:list-item>
                <text:p text:style-name="P25">大邦興業。２人。どちらも日本人。</text:p>
              </text:list-item>
              <text:list-item>
                <text:p text:style-name="P25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5">もう一人は、メガネあり。色付き。上着は、紫色っぽかったか。赤紫。優しそうな人だ。</text:p>
              </text:list-item>
              <text:list-item>
                <text:p text:style-name="P25">どちらも、６０前後か。背は１７０前後。ホースの人の方が、やや高いか。</text:p>
              </text:list-item>
              <text:list-item>
                <text:p text:style-name="P25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8413152157736746844" text:style-name="L2">
              <text:list-item>
                <text:p text:style-name="P26">加崎建設。バイブ２人。</text:p>
              </text:list-item>
              <text:list-item>
                <text:p text:style-name="P26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4195177767807807802" text:style-name="L3">
              <text:list-item>
                <text:p text:style-name="P27">石井電工。前回と同じ人。がたい、良し。あごひげあり。</text:p>
              </text:list-item>
              <text:list-item>
                <text:p text:style-name="P27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6642020626310706136" text:style-name="L4">
              <text:list-item>
                <text:p text:style-name="P28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3975249125511219958" text:style-name="L5">
              <text:list-item>
                <text:p text:style-name="P29">３人。若い人、２人。５０前後か、親方さんらしき人、１人。</text:p>
              </text:list-item>
              <text:list-item>
                <text:p text:style-name="P29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1115694321989550552" text:style-name="L6">
              <text:list-item>
                <text:p text:style-name="P30">小木建設工業。一人。若い人。確か、前回と同じ。</text:p>
              </text:list-item>
              <text:list-item>
                <text:p text:style-name="P30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2686202884665972611" text:style-name="L7">
              <text:list-item>
                <text:p text:style-name="P31">前回と同じ。４０ぐらいの人。そして、３０前か、若い人。</text:p>
              </text:list-item>
              <text:list-item>
                <text:p text:style-name="P31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3103518245093219203" text:style-name="L8">
              <text:list-item>
                <text:p text:style-name="P32">鈴木さん。寝坊したとのことで、朝の連絡時、朝礼の挨拶を依頼される。</text:p>
              </text:list-item>
              <text:list-item>
                <text:p text:style-name="P32">「元請の新年会がある」とのことで、２時過ぎには現場を出るとのこと。</text:p>
              </text:list-item>
              <text:list-item>
                <text:p text:style-name="P32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3842344103154651748" text:style-name="L9">
              <text:list-item>
                <text:p text:style-name="P33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5203721719996576809" text:style-name="L10">
              <text:list-item>
                <text:p text:style-name="P34">階段から。柱を何本か入れて、隅のエレベーター区画。</text:p>
              </text:list-item>
              <text:list-item>
                <text:p text:style-name="P34">続けて、柱、壁。部屋と部屋の間の壁、「内壁」と呼ぶのか、は、スラブ下いっぱいまで入れる。</text:p>
              </text:list-item>
              <text:list-item>
                <text:p text:style-name="P34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5304135615050371392" text:style-name="L11">
              <text:list-item>
                <text:p text:style-name="P35">とげ抜き地蔵、再び訪れる。線香を買う。１束１００円、税込。</text:p>
              </text:list-item>
              <text:list-item>
                <text:p text:style-name="P35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5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8532820069256380901" text:style-name="L12">
              <text:list-item>
                <text:p text:style-name="P36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6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6">白い建物。壁の表面は、化粧板なのか、凸凹を入れてある。</text:p>
                  </text:list-item>
                  <text:list-item>
                    <text:p text:style-name="P36">表札有り。「滝野川　栗原」、だったか。「河原」だったかも知れない。</text:p>
                  </text:list-item>
                  <text:list-item>
                    <text:p text:style-name="P36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6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2517304288290331830" text:style-name="L13">
              <text:list-item>
                <text:p text:style-name="P37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7230598079157744086" text:style-name="L14">
              <text:list-item>
                <text:p text:style-name="P38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8034089964748130130" text:style-name="L15">
              <text:list-item>
                <text:p text:style-name="P39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9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8873895388885659751" text:style-name="L16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4446273828696344978" text:style-name="L17">
              <text:list-item>
                <text:p text:style-name="P41">年配の人。白髪あり。コン打ちをよく分かっているように見受けた。</text:p>
              </text:list-item>
              <text:list-item>
                <text:p text:style-name="P41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5671284881500640672" text:style-name="L18">
              <text:list-item>
                <text:p text:style-name="P42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6252305330726526110" text:style-name="L19">
              <text:list-item>
                <text:p text:style-name="P43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1907770410606847920" text:style-name="L20">
              <text:list-item>
                <text:p text:style-name="P44">２名。一人は、鼻の付け根（目尻の傍の）が、凹んでいる。</text:p>
              </text:list-item>
              <text:list-item>
                <text:p text:style-name="P44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587076910191374287" text:style-name="L21">
              <text:list-item>
                <text:p text:style-name="P45">メガネあり。前歯、上の、が出っ張っている。笑みをいつも作っている。</text:p>
              </text:list-item>
              <text:list-item>
                <text:p text:style-name="P45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5225745937154898486" text:style-name="L22">
              <text:list-item>
                <text:p text:style-name="P46">佐藤工業、古川さん。夕方５時５０分ぐらいか、電話する。</text:p>
              </text:list-item>
              <text:list-item>
                <text:p text:style-name="P46">当日の打設場所。スラブには、スリーブはない。壁のみ。（ｆ１）</text:p>
              </text:list-item>
              <text:list-item>
                <text:p text:style-name="P46">そのため、壁・柱を打ち終われば、本来、設備側としての相番の作業は、完了。（ｆ２）</text:p>
              </text:list-item>
              <text:list-item>
                <text:p text:style-name="P46">ｆ２に根拠を置くと、本来、相番作業は、その日について言えば、残業は発生しない。（ｃ１）</text:p>
              </text:list-item>
              <text:list-item>
                <text:p text:style-name="P46">ｃ１によれば、残業代を支払う義務は、発注側には、発生しない。（ｃ２）</text:p>
              </text:list-item>
              <text:list-item>
                <text:p text:style-name="P46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4671931741710348460" text:style-name="L23">
              <text:list-item>
                <text:p text:style-name="P47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4348848217284241497" text:style-name="L24">
              <text:list-item>
                <text:p text:style-name="P48">柱、壁　=&gt;　パラペット。３区画に分かれている。奥の２区画を先に、この順序で。</text:p>
              </text:list-item>
              <text:list-item>
                <text:p text:style-name="P48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720678769845386663" text:style-name="L25">
              <text:list-item>
                <text:p text:style-name="P49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3500917386697629601" text:style-name="L26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1037923444110008645" text:style-name="L27">
              <text:list-item>
                <text:p text:style-name="P51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718836983875566105" text:style-name="L28">
              <text:list-item>
                <text:p text:style-name="P52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2890250226587086256" text:style-name="L29">
              <text:list-item>
                <text:p text:style-name="P53">「FUJITA」。２人。１人は、ベトナムか。</text:p>
              </text:list-item>
              <text:list-item>
                <text:p text:style-name="P53">ベトナム人らしき人。若く見える。顔の輪郭は、細長。</text:p>
                <text:list>
                  <text:list-item>
                    <text:p text:style-name="P53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3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7188037668870850235" text:style-name="L30">
              <text:list-item>
                <text:p text:style-name="P54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4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2332937289602674373" text:style-name="L31">
              <text:list-item>
                <text:p text:style-name="P55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5"><text:soft-page-break/>相番は、気が楽。ボイド設置よりも。それで、相番に結構入っている、ここのところ。</text:p>
              </text:list-item>
              <text:list-item>
                <text:p text:style-name="P55">ボイド付けの仕事には、ベビーサンダーも持参している。現場にないことがあるから。</text:p>
              </text:list-item>
              <text:list-item>
                <text:p text:style-name="P55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8524787420875302003" text:style-name="L32">
              <text:list-item>
                <text:p text:style-name="P56">年配の人。結婚指輪を嵌めている。猫背。体格は、上半身ががっちりしている。</text:p>
              </text:list-item>
              <text:list-item>
                <text:p text:style-name="P56">朝、ゲートを開けていた。近寄ると、「どちらさん？」と詰問してくる。</text:p>
              </text:list-item>
              <text:list-item>
                <text:p text:style-name="P56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5679645734132091871" text:style-name="L33">
              <text:list-item>
                <text:p text:style-name="P57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5709919035192490559" text:style-name="L34">
              <text:list-item>
                <text:p text:style-name="P58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6131980730760259420" text:style-name="L35">
              <text:list-item>
                <text:p text:style-name="P59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4248668431940790028" text:style-name="L36">
              <text:list-item>
                <text:p text:style-name="P60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1519240514290781946" text:style-name="L37">
              <text:list-item>
                <text:p text:style-name="P61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2499924694534366113" text:style-name="L38">
              <text:list-item>
                <text:p text:style-name="P62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1936612505330579659" text:style-name="L39">
              <text:list-item>
                <text:p text:style-name="P63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7553233293075240653" text:style-name="L40">
              <text:list-item>
                <text:p text:style-name="P64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2595756533493545798" text:style-name="L41">
              <text:list-item>
                <text:p text:style-name="P6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1576366282597780504" text:style-name="L42">
              <text:list-item>
                <text:p text:style-name="P66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7343064188460718901" text:style-name="L43">
              <text:list-item>
                <text:p text:style-name="P67">「貢石」（こうせき）。２人。１人はベトナム人。</text:p>
              </text:list-item>
              <text:list-item>
                <text:p text:style-name="P67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3250209447280115568" text:style-name="L44">
              <text:list-item>
                <text:p text:style-name="P68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4045851215905128628" text:style-name="L45">
              <text:list-item>
                <text:p text:style-name="P69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3696017486951866786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5316133680384037031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863418750290263103" text:style-name="L48">
              <text:list-item>
                <text:p text:style-name="P72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2610034612262019724" text:style-name="L49">
              <text:list-item>
                <text:p text:style-name="P73">前回と同じく、ガタイのいい男性の人。</text:p>
              </text:list-item>
              <text:list-item>
                <text:p text:style-name="P73">副所長の肩書きの人だったか、「村中」さんとかいう人、打設エリアに、</text:p>
              </text:list-item>
              <text:list-item>
                <text:p text:style-name="P73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4674090082245334700" text:style-name="L50">
              <text:list-item>
                <text:p text:style-name="P74">キャリアテックの人が来ている。名前は、思い出せない。年配の人。５０半ばか。目が細い。薄目。</text:p>
              </text:list-item>
              <text:list-item>
                <text:p text:style-name="P74">作業の終了が、予定よりも遅くなる。早ければ１２時すぎの予定。実際は<text:soft-page-break/>４時近く。</text:p>
              </text:list-item>
              <text:list-item>
                <text:p text:style-name="P74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4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4133379076479828997" text:style-name="L51">
              <text:list-item>
                <text:p text:style-name="P75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3052073399635583379" text:style-name="L52">
              <text:list-item>
                <text:p text:style-name="P76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4007362575112139240" text:style-name="L53">
              <text:list-item>
                <text:p text:style-name="P77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792537577580639240" text:style-name="L54">
              <text:list-item>
                <text:p text:style-name="P78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8959694329805916278" text:style-name="L55">
              <text:list-item>
                <text:p text:style-name="P79">ポンプ屋さん。２人。２人は、定員ではないか。３人の時もある。貢石に限らず。</text:p>
                <text:list>
                  <text:list-item>
                    <text:p text:style-name="P79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9">２人は、人員の数として、少ないか。配管の調節の作業のとき、作業に手を貸してもいいかも知れない。</text:p>
                  </text:list-item>
                  <text:list-item>
                    <text:p text:style-name="P79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7506917072669887591" text:style-name="L56">
              <text:list-item>
                <text:p text:style-name="P80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3897289446245572172" text:style-name="L57">
              <text:list-item>
                <text:p text:style-name="P81">３人。親方さんは日本人。顔は、浅黒い。やや、どす黒い気味、あり。腹は出ている。１７２ぐらいか</text:p>
                <text:list>
                  <text:list-item>
                    <text:p text:style-name="P81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4761781909018141892" text:style-name="L58">
              <text:list-item>
                <text:p text:style-name="P82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2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1882109282511774168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5847974154678212407" text:style-name="L60">
              <text:list-item>
                <text:p text:style-name="P84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277608158556561862" text:style-name="L61">
              <text:list-item>
                <text:p text:style-name="P85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9148730225336010772" text:style-name="L62">
              <text:list-item>
                <text:p text:style-name="P86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4151748301338745895" text:style-name="L63">
              <text:list-item>
                <text:p text:style-name="P87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4043625474290444987" text:style-name="L64">
              <text:list-item>
                <text:p text:style-name="P88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8114778456958059645" text:style-name="L65">
              <text:list-item>
                <text:p text:style-name="P89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3618781437402941130" text:style-name="L66">
              <text:list-item>
                <text:p text:style-name="P90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2326032199576045139" text:style-name="L67">
              <text:list-item>
                <text:p text:style-name="P91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9061468091648515796" text:style-name="L68">
              <text:list-item>
                <text:p text:style-name="P92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2722815844477614847" text:style-name="L69">
              <text:list-item>
                <text:p text:style-name="P93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1792212007648675882" text:style-name="L70">
              <text:list-item>
                <text:p text:style-name="P94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5191525410381791678" text:style-name="L71">
              <text:list-item>
                <text:p text:style-name="P95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3406410221354774721" text:style-name="L72">
              <text:list-item>
                <text:p text:style-name="P96">親方さん。１７５ぐらい。ガタイがでかい。</text:p>
              </text:list-item>
              <text:list-item>
                <text:p text:style-name="P96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6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6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8464083303969278177" text:style-name="L73">
              <text:list-item>
                <text:p text:style-name="P97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7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72022082546476707" text:style-name="L74">
              <text:list-item>
                <text:p text:style-name="P98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5366582827522179059" text:style-name="L75">
              <text:list-item>
                <text:p text:style-name="P99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7359413939753378563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183155429062548953" text:style-name="L77">
              <text:list-item>
                <text:p text:style-name="P101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8288999695693339789" text:style-name="L78">
              <text:list-item>
                <text:p text:style-name="P102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1115927462342968384" text:style-name="L79">
              <text:list-item>
                <text:p text:style-name="P103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7976612547347764046" text:style-name="L80">
              <text:list-item>
                <text:p text:style-name="P104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4424246908281431461" text:style-name="L81">
              <text:list-item>
                <text:p text:style-name="P105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6103292228271842381" text:style-name="L82">
              <text:list-item>
                <text:p text:style-name="P106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5704544903135164936" text:style-name="L83">
              <text:list-item>
                <text:p text:style-name="P107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6018823383437289417" text:style-name="L84">
              <text:list-item>
                <text:p text:style-name="P108">上記のとおり、扶桑のうりざねの人に、朝、経路を教えてもらった。</text:p>
                <text:list>
                  <text:list-item>
                    <text:p text:style-name="P108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8">テンガイさんか、５時になった頃、打設現場に来てくれる。残業は、ご自分がされる、とのこと。お礼を伝える。</text:p>
                <text:list>
                  <text:list-item>
                    <text:p text:style-name="P108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4930642881423689736" text:style-name="L85">
              <text:list-item>
                <text:p text:style-name="P109">「貢石」（こうせき）。３人。１人はベトナム人。</text:p>
              </text:list-item>
              <text:list-item>
                <text:p text:style-name="P109">日本人の人：２人。一人は、１７５ぐらい。痩せ身。顔の輪郭は、細長。</text:p>
              </text:list-item>
              <text:list-item>
                <text:p text:style-name="P109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7040259097130720612" text:style-name="L86">
              <text:list-item>
                <text:p text:style-name="P110">松原組の人たち。前回、バイブを担当していた一人。親方さんではなく。顔の肌が浅黒い人。</text:p>
                <text:list>
                  <text:list-item>
                    <text:p text:style-name="P110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0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5097526464281463695" text:style-name="L87">
              <text:list-item>
                <text:p text:style-name="P111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2461039631339473970" text:style-name="L88">
              <text:list-item>
                <text:p text:style-name="P112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2716486519865751265" text:style-name="L89">
              <text:list-item>
                <text:p text:style-name="P113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938153856408748750" text:style-name="L90">
              <text:list-item>
                <text:p text:style-name="P114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1655397028049032104" text:style-name="L91">
              <text:list-item>
                <text:p text:style-name="P115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8901038986779427063" text:style-name="L92">
              <text:list-item>
                <text:p text:style-name="P116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3086213144545642019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4637827581998877186" text:style-name="L94">
              <text:list-item>
                <text:p text:style-name="P118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8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7371035664531387999" text:style-name="L95">
              <text:list-item>
                <text:p text:style-name="P119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6213968579774963418" text:style-name="L96">
              <text:list-item>
                <text:p text:style-name="P120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4189387827198788649" text:style-name="L97">
              <text:list-item>
                <text:p text:style-name="P121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6561445497096783335" text:style-name="L98">
              <text:list-item>
                <text:p text:style-name="P122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4857860522655859349" text:style-name="L99">
              <text:list-item>
                <text:p text:style-name="P123">那須産業。２人。一人は、３０半ば、若く見える。１７５ぐらい。顔が、色白い。</text:p>
              </text:list-item>
              <text:list-item>
                <text:p text:style-name="P123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2153697226694972067" text:style-name="L100">
              <text:list-item>
                <text:p text:style-name="P124">今西建設。バイブの人、一人は、ベトナムの人。若い。後半、サングラスを着ける。</text:p>
              </text:list-item>
              <text:list-item>
                <text:p text:style-name="P124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2364392567454482561" text:style-name="L101">
              <text:list-item>
                <text:p text:style-name="P125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7120504496242098222" text:style-name="L102">
              <text:list-item>
                <text:p text:style-name="P126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8822107214606267225" text:style-name="L103">
              <text:list-item>
                <text:p text:style-name="P127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9086580140575752026" text:style-name="L104">
              <text:list-item>
                <text:p text:style-name="P128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1045069199247699055" text:style-name="L105">
              <text:list-item>
                <text:p text:style-name="P129">打設現場を担当した人。４０半ばか。メガネあり。１７０弱か。いくぶん、太め。</text:p>
              </text:list-item>
              <text:list-item>
                <text:p text:style-name="P129">所長さんか、朝礼時、打設の周知会を主宰。「いいコンクリを打ちましょう」</text:p>
              </text:list-item>
              <text:list-item>
                <text:p text:style-name="P129">３人目の人。６０半ばか。清水で働いていたとのこと。</text:p>
                <text:list>
                  <text:list-item>
                    <text:p text:style-name="P129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95764338596816697" text:style-name="L106">
              <text:list-item>
                <text:p text:style-name="P130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4123684668765900853" text:style-name="L107">
              <text:list-item>
                <text:p text:style-name="P131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5367285052590122194" text:style-name="L108">
              <text:list-item>
                <text:p text:style-name="P132">３階、立ち上がり。</text:p>
              </text:list-item>
              <text:list-item>
                <text:p text:style-name="P132">まず、柱だったか。１本か２本。</text:p>
              </text:list-item>
              <text:list-item>
                <text:p text:style-name="P132">次に、階段。踊り場まで。それから、柱など、だったか。</text:p>
              </text:list-item>
              <text:list-item>
                <text:p text:style-name="P132">通りに面した側の手すり。最後。スラブを全て上げてから。コンクリのホースは、タワーから吊り下げる。</text:p>
              </text:list-item>
              <text:list-item>
                <text:p text:style-name="P132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4470781273920946047" text:style-name="L109">
              <text:list-item>
                <text:p text:style-name="P133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6807365296867486470" text:style-name="L110">
              <text:list-item>
                <text:p text:style-name="P134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7235526724763598998" text:style-name="L111">
              <text:list-item>
                <text:p text:style-name="P135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6403645396736828892" text:style-name="L112">
              <text:list-item>
                <text:p text:style-name="P136">上記のとおり、朝、金子工業所の担当の人、新規の用紙を、用意してくれた。</text:p>
              </text:list-item>
              <text:list-item>
                <text:p text:style-name="P136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7284458865309345522" text:style-name="L113">
              <text:list-item>
                <text:p text:style-name="P137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1782935882735811166" text:style-name="L114">
              <text:list-item>
                <text:p text:style-name="P138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8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2213173391856933805" text:style-name="L115">
              <text:list-item>
                <text:p text:style-name="P139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4951039855121160323" text:style-name="L116">
              <text:list-item>
                <text:p text:style-name="P140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4688199510418488579" text:style-name="L117">
              <text:list-item>
                <text:p text:style-name="P141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1206578249272097330" text:style-name="L118">
              <text:list-item>
                <text:p text:style-name="P142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3203838690454934376" text:style-name="L119">
              <text:list-item>
                <text:p text:style-name="P143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5007676005963924551" text:style-name="L120">
              <text:list-item>
                <text:p text:style-name="P144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1949694128795097876" text:style-name="L121">
              <text:list-item>
                <text:p text:style-name="P145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3559139501649518742" text:style-name="L122">
              <text:list-item>
                <text:p text:style-name="P146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432766898920702506" text:style-name="L123">
              <text:list-item>
                <text:p text:style-name="P147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140680089270547499" text:style-name="L124">
              <text:list-item>
                <text:p text:style-name="P14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925507961509855785" text:style-name="L125">
              <text:list-item>
                <text:p text:style-name="P149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2137860543057830675" text:style-name="L126">
              <text:list-item>
                <text:p text:style-name="P150">終了後、森さんに連絡。詰所に来てくれる。</text:p>
              </text:list-item>
              <text:list-item>
                <text:p text:style-name="P150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5591959348473689921" text:style-name="L127">
              <text:list-item>
                <text:p text:style-name="P151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1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4287977328274470268" text:style-name="L128">
              <text:list-item>
                <text:p text:style-name="P152">９時過ぎか</text:p>
              </text:list-item>
              <text:list-item>
                <text:p text:style-name="P152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4696390960510888720" text:style-name="L129">
              <text:list-item>
                <text:p text:style-name="P153">西湘工業。３人。午後からだったか、４人。</text:p>
              </text:list-item>
              <text:list-item>
                <text:p text:style-name="P153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3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4945540669075542758" text:style-name="L130">
              <text:list-item>
                <text:p text:style-name="P154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6219313446379238612" text:style-name="L131">
              <text:list-item>
                <text:p text:style-name="P155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8550741253796389949" text:style-name="L132">
              <text:list-item>
                <text:p text:style-name="P156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723788316788025490" text:style-name="L133">
              <text:list-item>
                <text:p text:style-name="P157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7288197993025082315" text:style-name="L134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5327123968899049939" text:style-name="L135">
              <text:list-item>
                <text:p text:style-name="P159">３人。</text:p>
              </text:list-item>
              <text:list-item>
                <text:p text:style-name="P159"><text:soft-page-break/>所長さん。（P1)</text:p>
              </text:list-item>
              <text:list-item>
                <text:p text:style-name="P159">４０ぐらいの人。体は痩せている。鼻の形、鉤鼻。立ち上がりの区画に入って、打設の完遂を確認する役。（P２）</text:p>
              </text:list-item>
              <text:list-item>
                <text:p text:style-name="P159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6264440404847816563" text:style-name="L136">
              <text:list-item>
                <text:p text:style-name="P160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0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0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6203258002972895007" text:style-name="L137">
              <text:list-item>
                <text:p text:style-name="P16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9147098458217712105" text:style-name="L138">
              <text:list-item>
                <text:p text:style-name="P162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3187487764212557509" text:style-name="L139">
              <text:list-item>
                <text:p text:style-name="P163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1626588138415676421" text:style-name="L140">
              <text:list-item>
                <text:p text:style-name="P164">富士山が見える。大きい。</text:p>
              </text:list-item>
              <text:list-item>
                <text:p text:style-name="P164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4234494848073413631" text:style-name="L141">
              <text:list-item>
                <text:p text:style-name="P165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2665085626571037247" text:style-name="L142">
              <text:list-item>
                <text:p text:style-name="P166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2412738201472894879" text:style-name="L143">
              <text:list-item>
                <text:p text:style-name="P167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/>
      <text:p text:style-name="P12"/>
      <text:p text:style-name="P2">---------------------------------------------------------------</text:p>
      <text:p text:style-name="P4"><text:soft-page-break/>[XXX] 20200325_134803</text:p>
      <text:p text:style-name="P13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>アーデル平塚新築工事</text:p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>晴れ</text:p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>平塚駅</text:p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7304400045049816473" text:style-name="L144">
              <text:list-item>
                <text:p text:style-name="P168">開始　９時半過ぎ？</text:p>
              </text:list-item>
              <text:list-item>
                <text:p text:style-name="P168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5963468874895250409" text:style-name="L145">
              <text:list-item>
                <text:p text:style-name="P169">SHIMAZU</text:p>
              </text:list-item>
              <text:list-item>
                <text:p text:style-name="P169">３人。ホース担当は、口ひげあり。表情は硬い。５０前後か。皆、日本人。</text:p>
              </text:list-item>
              <text:list-item>
                <text:p text:style-name="P169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2026753929764668708" text:style-name="L146">
              <text:list-item>
                <text:p text:style-name="P170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875180756444437158" text:style-name="L147">
              <text:list-item>
                <text:p text:style-name="P171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7139669241110389541" text:style-name="L148">
              <text:list-item>
                <text:p text:style-name="P172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4341051781177628193" text:style-name="L149">
              <text:list-item>
                <text:p text:style-name="P173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6736614778517005348" text:style-name="L150">
              <text:list-item>
                <text:p text:style-name="P174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1023161072529943440" text:style-name="L151">
              <text:list-item>
                <text:p text:style-name="P175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2468603941063999380" text:style-name="L152">
              <text:list-item>
                <text:p text:style-name="P176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4812005979958996038" text:style-name="L153">
              <text:list-item>
                <text:p text:style-name="P177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8173742756587522549" text:style-name="L154">
              <text:list-item>
                <text:p text:style-name="P178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出来事、見聞</text:p>
          </table:table-cell>
          <table:table-cell table:style-name="表11.C2" office:value-type="string">
            <text:list xml:id="list3365996984000248950" text:style-name="L155">
              <text:list-item>
                <text:p text:style-name="P179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5371159313929449651" text:style-name="L156">
              <text:list-item>
                <text:p text:style-name="P180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8753893503635968923" text:style-name="L157">
              <text:list-item>
                <text:p text:style-name="P181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7848029377514332463" text:style-name="L158">
              <text:list-item>
                <text:p text:style-name="P182">中根氏。日報のサイン、引き受けてもらった。</text:p>
              </text:list-item>
              <text:list-item>
                <text:p text:style-name="P182">電気担当の人。秋山さん。朝礼の後、設備の人に、引き合わせてくれた。</text:p>
                <text:list>
                  <text:list-item>
                    <text:p text:style-name="P182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2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7535913668214425949" text:style-name="L159">
              <text:list-item>
                <text:p text:style-name="P183">ロングスパンの、扉の開閉時。格子の間に指を挟む危険、変わりなくあり。</text:p>
              </text:list-item>
              <text:list-item>
                <text:p text:style-name="P183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3"/>
      <text:p text:style-name="P4">[/ XXXX] 20200325_140818</text:p>
      <text:p text:style-name="P13"/>
      <text:p text:style-name="P8"/>
      <text:p text:style-name="P2">---------------------------------------------------------------</text:p>
      <text:p text:style-name="P4">[XXX] 20200329_171641</text:p>
      <text:p text:style-name="P13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9">1</text:p>
          </table:table-cell>
          <table:table-cell table:style-name="表12.B1" office:value-type="string">
            <text:p text:style-name="P9">現場</text:p>
          </table:table-cell>
          <table:table-cell table:style-name="表12.C1" office:value-type="string">
            <text:p text:style-name="P10">豊島区高田１丁目計画</text:p>
          </table:table-cell>
        </table:table-row>
        <table:table-row>
          <table:table-cell table:style-name="表12.A2" office:value-type="float" office:value="2">
            <text:p text:style-name="P9">2</text:p>
          </table:table-cell>
          <table:table-cell table:style-name="表12.B2" office:value-type="string">
            <text:p text:style-name="P9">天気</text:p>
          </table:table-cell>
          <table:table-cell table:style-name="表12.C2" office:value-type="string">
            <text:p text:style-name="P10">晴れ</text:p>
          </table:table-cell>
        </table:table-row>
        <table:table-row>
          <table:table-cell table:style-name="表12.A2" office:value-type="float" office:value="3">
            <text:p text:style-name="P9">3</text:p>
          </table:table-cell>
          <table:table-cell table:style-name="表12.B2" office:value-type="string">
            <text:p text:style-name="P9">最寄り</text:p>
          </table:table-cell>
          <table:table-cell table:style-name="表12.C2" office:value-type="string">
            <text:p text:style-name="P10">早稲田駅（東西線）</text:p>
          </table:table-cell>
        </table:table-row>
        <table:table-row>
          <table:table-cell table:style-name="表12.B2" office:value-type="string">
            <text:p text:style-name="P9">3-2</text:p>
            <text:p text:style-name="P9"/>
          </table:table-cell>
          <table:table-cell table:style-name="表12.B2" office:value-type="string">
            <text:p text:style-name="P10">開始／終了時刻</text:p>
          </table:table-cell>
          <table:table-cell table:style-name="表12.C2" office:value-type="string">
            <text:list xml:id="list1068569832661495367" text:style-name="L160">
              <text:list-item>
                <text:p text:style-name="P184">開始　：　９時半ぐらい</text:p>
              </text:list-item>
              <text:list-item>
                <text:p text:style-name="P184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9">4</text:p>
          </table:table-cell>
          <table:table-cell table:style-name="表12.B2" office:value-type="string">
            <text:p text:style-name="P9">他職：ポンプ</text:p>
          </table:table-cell>
          <table:table-cell table:style-name="表12.C2" office:value-type="string">
            <text:list xml:id="list4925886692184071608" text:style-name="L161">
              <text:list-item>
                <text:p text:style-name="P185">洋輔圧送</text:p>
              </text:list-item>
              <text:list-item>
                <text:p text:style-name="P185">３人。共に、４０前半か。</text:p>
              </text:list-item>
              <text:list-item>
                <text:p text:style-name="P185"><text:soft-page-break/>ホース口担当の人。髪の毛が、縮れている。</text:p>
              </text:list-item>
              <text:list-item>
                <text:p text:style-name="P185">ホースの引き回し担当の人。丸顔。よく笑顔になる。目尻に、シワが４・５本浮き出る、笑うとき。</text:p>
              </text:list-item>
              <text:list-item>
                <text:p text:style-name="P185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9">5</text:p>
          </table:table-cell>
          <table:table-cell table:style-name="表12.B2" office:value-type="string">
            <text:p text:style-name="P9">他職：土工さん</text:p>
          </table:table-cell>
          <table:table-cell table:style-name="表12.C2" office:value-type="string">
            <text:list xml:id="list8030977065634225090" text:style-name="L162">
              <text:list-item>
                <text:p text:style-name="P186">石渡工務店</text:p>
              </text:list-item>
              <text:list-item>
                <text:p text:style-name="P186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9">6</text:p>
          </table:table-cell>
          <table:table-cell table:style-name="表12.B2" office:value-type="string">
            <text:p text:style-name="P9">他職：電気屋さんの相番の人</text:p>
          </table:table-cell>
          <table:table-cell table:style-name="表12.C2" office:value-type="string">
            <text:list xml:id="list8870555730498216474" text:style-name="L163">
              <text:list-item>
                <text:p text:style-name="P187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9">6--2</text:p>
          </table:table-cell>
          <table:table-cell table:style-name="表12.B2" office:value-type="string">
            <text:p text:style-name="P9">他職：<text:span text:style-name="T2">警備</text:span></text:p>
          </table:table-cell>
          <table:table-cell table:style-name="表12.C2" office:value-type="string">
            <text:list xml:id="list3728118288469639784" text:style-name="L164">
              <text:list-item>
                <text:p text:style-name="P188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土間屋さん</text:span></text:p>
          </table:table-cell>
          <table:table-cell table:style-name="表12.C2" office:value-type="string">
            <text:list xml:id="list8088677033894294313" text:style-name="L165">
              <text:list-item>
                <text:p text:style-name="P189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大工さん</text:span></text:p>
          </table:table-cell>
          <table:table-cell table:style-name="表12.C2" office:value-type="string">
            <text:list xml:id="list1729127916419778248" text:style-name="L166">
              <text:list-item>
                <text:p text:style-name="P190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9">7</text:p>
          </table:table-cell>
          <table:table-cell table:style-name="表12.B2" office:value-type="string">
            <text:p text:style-name="P9">監督さん</text:p>
          </table:table-cell>
          <table:table-cell table:style-name="表12.C2" office:value-type="string">
            <text:list xml:id="list1367434622298095125" text:style-name="L167">
              <text:list-item>
                <text:p text:style-name="P191">１人。年配の人。６０半ばか。</text:p>
              </text:list-item>
              <text:list-item>
                <text:p text:style-name="P191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9">8</text:p>
          </table:table-cell>
          <table:table-cell table:style-name="表12.B2" office:value-type="string">
            <text:p text:style-name="P9">発注者の方</text:p>
          </table:table-cell>
          <table:table-cell table:style-name="表12.C2" office:value-type="string">
            <text:list xml:id="list5937402884420687732" text:style-name="L168">
              <text:list-item>
                <text:p text:style-name="P192">佐藤工業、あいはら様。電話の応対、丁寧にしてくださる。</text:p>
              </text:list-item>
              <text:list-item>
                <text:p text:style-name="P192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東和からの同僚</text:p>
          </table:table-cell>
          <table:table-cell table:style-name="表12.C2" office:value-type="string">
            <text:list xml:id="list5882970638478727790" text:style-name="L169">
              <text:list-item>
                <text:p text:style-name="P193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9">9</text:p>
          </table:table-cell>
          <table:table-cell table:style-name="表12.B2" office:value-type="string">
            <text:p text:style-name="P9">現場見取り図</text:p>
          </table:table-cell>
          <table:table-cell table:style-name="表12.C2" office:value-type="string">
            <text:p text:style-name="P9"/>
          </table:table-cell>
        </table:table-row>
        <table:table-row>
          <table:table-cell table:style-name="表12.A2" office:value-type="float" office:value="10">
            <text:p text:style-name="P9">10</text:p>
          </table:table-cell>
          <table:table-cell table:style-name="表12.B2" office:value-type="string">
            <text:p text:style-name="P10">段取り</text:p>
          </table:table-cell>
          <table:table-cell table:style-name="表12.C2" office:value-type="string">
            <text:list xml:id="list2204478812718600375" text:style-name="L170">
              <text:list-item>
                <text:p text:style-name="P194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行き帰りでの出来事、見聞</text:p>
          </table:table-cell>
          <table:table-cell table:style-name="表12.C2" office:value-type="string">
            <text:list xml:id="list6809857768739974517" text:style-name="L171">
              <text:list-item>
                <text:p text:style-name="P195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周囲の事物</text:p>
          </table:table-cell>
          <table:table-cell table:style-name="表12.C2" office:value-type="string">
            <text:list xml:id="list1124233348074158283" text:style-name="L172">
              <text:list-item>
                <text:p text:style-name="P196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9">11</text:p>
          </table:table-cell>
          <table:table-cell table:style-name="表12.B2" office:value-type="string">
            <text:p text:style-name="P10">その他</text:p>
          </table:table-cell>
          <table:table-cell table:style-name="表12.C2" office:value-type="string">
            <text:list xml:id="list1540310763576380730" text:style-name="L173">
              <text:list-item>
                <text:p text:style-name="P197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9">12</text:p>
          </table:table-cell>
          <table:table-cell table:style-name="表12.B2" office:value-type="string">
            <text:p text:style-name="P10">やってもらったこと</text:p>
          </table:table-cell>
          <table:table-cell table:style-name="表12.C2" office:value-type="string">
            <text:list xml:id="list8022772540933013877" text:style-name="L174">
              <text:list-item>
                <text:p text:style-name="P198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危険予知、危険感知</text:p>
          </table:table-cell>
          <table:table-cell table:style-name="表12.C2" office:value-type="string">
            <text:list xml:id="list2485766133593278615" text:style-name="L175">
              <text:list-item>
                <text:p text:style-name="P199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3"/>
      <text:p text:style-name="P4">[/ XXXX] 20200329_173344</text:p>
      <text:p text:style-name="P13"/>
      <text:p text:style-name="P8"/>
      <text:p text:style-name="P13"/>
      <text:p text:style-name="P2">---------------------------------------------------------------</text:p>
      <text:p text:style-name="P4">[XXX] 20200405_080211</text:p>
      <text:p text:style-name="P13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9">現場</text:p>
          </table:table-cell>
          <table:table-cell table:style-name="表14.C1" office:value-type="string">
            <text:p text:style-name="P10">こぶしえん新築工事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9">天気</text:p>
          </table:table-cell>
          <table:table-cell table:style-name="表14.C2" office:value-type="string">
            <text:p text:style-name="P10">晴れ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9">最寄り</text:p>
          </table:table-cell>
          <table:table-cell table:style-name="表14.C2" office:value-type="string">
            <text:p text:style-name="P10">学芸大学</text:p>
          </table:table-cell>
        </table:table-row>
        <table:table-row>
          <table:table-cell table:style-name="表14.B2" office:value-type="string">
            <text:p text:style-name="P9">3-2</text:p>
            <text:p text:style-name="P9"/>
          </table:table-cell>
          <table:table-cell table:style-name="表14.B2" office:value-type="string">
            <text:p text:style-name="P10">開始／終了時刻</text:p>
          </table:table-cell>
          <table:table-cell table:style-name="表14.C2" office:value-type="string">
            <text:list xml:id="list5533241827303996643" text:style-name="L176">
              <text:list-item>
                <text:p text:style-name="P200">開始　９時？</text:p>
              </text:list-item>
              <text:list-item>
                <text:p text:style-name="P200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9">4</text:p>
          </table:table-cell>
          <table:table-cell table:style-name="表14.B2" office:value-type="string">
            <text:p text:style-name="P9">他職：ポンプ</text:p>
          </table:table-cell>
          <table:table-cell table:style-name="表14.C2" office:value-type="string">
            <text:list xml:id="list7093126103540585918" text:style-name="L177">
              <text:list-item>
                <text:p text:style-name="P201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9">5</text:p>
          </table:table-cell>
          <table:table-cell table:style-name="表14.B2" office:value-type="string">
            <text:p text:style-name="P9">他職：土工さん</text:p>
          </table:table-cell>
          <table:table-cell table:style-name="表14.C2" office:value-type="string">
            <text:list xml:id="list7044282470265582318" text:style-name="L178">
              <text:list-item>
                <text:p text:style-name="P202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9">6</text:p>
          </table:table-cell>
          <table:table-cell table:style-name="表14.B2" office:value-type="string">
            <text:p text:style-name="P9">他職：電気屋さんの<text:soft-page-break/>相番の人</text:p>
          </table:table-cell>
          <table:table-cell table:style-name="表14.C2" office:value-type="string">
            <text:list xml:id="list6953559773045697038" text:style-name="L179">
              <text:list-item>
                <text:p text:style-name="P203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9">6--2</text:p>
          </table:table-cell>
          <table:table-cell table:style-name="表14.B2" office:value-type="string">
            <text:p text:style-name="P9">他職：<text:span text:style-name="T2">警備</text:span></text:p>
          </table:table-cell>
          <table:table-cell table:style-name="表14.C2" office:value-type="string">
            <text:list xml:id="list7625617108331302186" text:style-name="L180">
              <text:list-item>
                <text:p text:style-name="P204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9">7</text:p>
          </table:table-cell>
          <table:table-cell table:style-name="表14.B2" office:value-type="string">
            <text:p text:style-name="P9">監督さん</text:p>
          </table:table-cell>
          <table:table-cell table:style-name="表14.C2" office:value-type="string">
            <text:list xml:id="list4795695638823434931" text:style-name="L181">
              <text:list-item>
                <text:p text:style-name="P205">ガタイのいい人、またいる。表情は、健康そう。マスクはしていない。</text:p>
              </text:list-item>
              <text:list-item>
                <text:p text:style-name="P205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9">8</text:p>
          </table:table-cell>
          <table:table-cell table:style-name="表14.B2" office:value-type="string">
            <text:p text:style-name="P9">発注者の方</text:p>
          </table:table-cell>
          <table:table-cell table:style-name="表14.C2" office:value-type="string">
            <text:list xml:id="list4801106830484972476" text:style-name="L182">
              <text:list-item>
                <text:p text:style-name="P206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9">10</text:p>
          </table:table-cell>
          <table:table-cell table:style-name="表14.B2" office:value-type="string">
            <text:p text:style-name="P10">段取り</text:p>
          </table:table-cell>
          <table:table-cell table:style-name="表14.C2" office:value-type="string">
            <text:list xml:id="list6910924881581704543" text:style-name="L183">
              <text:list-item>
                <text:p text:style-name="P207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行き帰りでの出来事、見聞</text:p>
          </table:table-cell>
          <table:table-cell table:style-name="表14.C2" office:value-type="string">
            <text:list xml:id="list4582559113033902239" text:style-name="L184">
              <text:list-item>
                <text:p text:style-name="P208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周囲の事物</text:p>
          </table:table-cell>
          <table:table-cell table:style-name="表14.C2" office:value-type="string">
            <text:list xml:id="list2656935550481086476" text:style-name="L185">
              <text:list-item>
                <text:p text:style-name="P209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9">11</text:p>
          </table:table-cell>
          <table:table-cell table:style-name="表14.B2" office:value-type="string">
            <text:p text:style-name="P10">その他</text:p>
          </table:table-cell>
          <table:table-cell table:style-name="表14.C2" office:value-type="string">
            <text:list xml:id="list5409059744296857500" text:style-name="L186">
              <text:list-item>
                <text:p text:style-name="P210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9">12</text:p>
          </table:table-cell>
          <table:table-cell table:style-name="表14.B2" office:value-type="string">
            <text:p text:style-name="P10">やってもらったこと</text:p>
          </table:table-cell>
          <table:table-cell table:style-name="表14.C2" office:value-type="string">
            <text:list xml:id="list8370234643951385286" text:style-name="L187">
              <text:list-item>
                <text:p text:style-name="P211">長畑さんに、サインしてもらう</text:p>
              </text:list-item>
              <text:list-item>
                <text:p text:style-name="P211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危険予知、危険感知</text:p>
          </table:table-cell>
          <table:table-cell table:style-name="表14.C2" office:value-type="string">
            <text:list xml:id="list2534702436919888844" text:style-name="L188">
              <text:list-item>
                <text:p text:style-name="P212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3"/>
      <text:p text:style-name="P4">[/ XXXX] 20200405_081406</text:p>
      <text:p text:style-name="P13"/>
      <text:p text:style-name="P8"/>
      <text:p text:style-name="P13"/>
      <text:p text:style-name="P2">---------------------------------------------------------------</text:p>
      <text:p text:style-name="P4">[XXX] 20200429_152039</text:p>
      <text:p text:style-name="P13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9">1</text:p>
          </table:table-cell>
          <table:table-cell table:style-name="表15.B1" office:value-type="string">
            <text:p text:style-name="P9">現場</text:p>
          </table:table-cell>
          <table:table-cell table:style-name="表15.C1" office:value-type="string">
            <text:p text:style-name="P10">新高円寺プロジェクト</text:p>
          </table:table-cell>
        </table:table-row>
        <table:table-row>
          <table:table-cell table:style-name="表15.A2" office:value-type="float" office:value="2">
            <text:p text:style-name="P9">2</text:p>
          </table:table-cell>
          <table:table-cell table:style-name="表15.B2" office:value-type="string">
            <text:p text:style-name="P9">天気</text:p>
          </table:table-cell>
          <table:table-cell table:style-name="表15.C2" office:value-type="string">
            <text:p text:style-name="P10">晴れ。雲あり。</text:p>
          </table:table-cell>
        </table:table-row>
        <table:table-row>
          <table:table-cell table:style-name="表15.A2" office:value-type="float" office:value="3">
            <text:p text:style-name="P9">3</text:p>
          </table:table-cell>
          <table:table-cell table:style-name="表15.B2" office:value-type="string">
            <text:p text:style-name="P9">最寄り</text:p>
          </table:table-cell>
          <table:table-cell table:style-name="表15.C2" office:value-type="string">
            <text:p text:style-name="P10">新高円寺駅</text:p>
          </table:table-cell>
        </table:table-row>
        <text:soft-page-break/>
        <table:table-row>
          <table:table-cell table:style-name="表15.B2" office:value-type="string">
            <text:p text:style-name="P9">3-2</text:p>
            <text:p text:style-name="P9"/>
          </table:table-cell>
          <table:table-cell table:style-name="表15.B2" office:value-type="string">
            <text:p text:style-name="P10">開始／終了時刻</text:p>
          </table:table-cell>
          <table:table-cell table:style-name="表15.C2" office:value-type="string">
            <text:list xml:id="list984519968834654848" text:style-name="L220">
              <text:list-item>
                <text:p text:style-name="P242">開始：９時半ぐらい</text:p>
              </text:list-item>
              <text:list-item>
                <text:p text:style-name="P242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9">4</text:p>
          </table:table-cell>
          <table:table-cell table:style-name="表15.B2" office:value-type="string">
            <text:p text:style-name="P9">他職：ポンプ</text:p>
          </table:table-cell>
          <table:table-cell table:style-name="表15.C2" office:value-type="string">
            <text:list xml:id="list2382164455093228755" text:style-name="L189">
              <text:list-item>
                <text:p text:style-name="P213">３人。一人は、ベトナムの人か。１６５ぐらい。こぶとり。顔の輪郭は、まるっこい。表情は、いかつい。浅黒の肌。</text:p>
              </text:list-item>
              <text:list-item>
                <text:p text:style-name="P213">もう一人、ホース口、そして引き回しも担当の人。日本人。小柄。６５ぐらいか。顔にシワ。身のこなしは、軽い。</text:p>
              </text:list-item>
              <text:list-item>
                <text:p text:style-name="P213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3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9">5</text:p>
          </table:table-cell>
          <table:table-cell table:style-name="表15.B2" office:value-type="string">
            <text:p text:style-name="P9">他職：土工さん</text:p>
          </table:table-cell>
          <table:table-cell table:style-name="表15.C2" office:value-type="string">
            <text:list xml:id="list4670201241376080301" text:style-name="L190">
              <text:list-item>
                <text:p text:style-name="P214">以前に会ったことのある人たち。</text:p>
              </text:list-item>
              <text:list-item>
                <text:p text:style-name="P214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9">6</text:p>
          </table:table-cell>
          <table:table-cell table:style-name="表15.B2" office:value-type="string">
            <text:p text:style-name="P9">他職：電気屋さんの相番の人</text:p>
          </table:table-cell>
          <table:table-cell table:style-name="表15.C2" office:value-type="string">
            <text:list xml:id="list3786858963660707379" text:style-name="L191">
              <text:list-item>
                <text:p text:style-name="P215"/>
              </text:list-item>
            </text:list>
          </table:table-cell>
        </table:table-row>
        <table:table-row>
          <table:table-cell table:style-name="表15.B2" office:value-type="string">
            <text:p text:style-name="P9">6--2</text:p>
          </table:table-cell>
          <table:table-cell table:style-name="表15.B2" office:value-type="string">
            <text:p text:style-name="P9">他職：<text:span text:style-name="T2">警備</text:span></text:p>
          </table:table-cell>
          <table:table-cell table:style-name="表15.C2" office:value-type="string">
            <text:list xml:id="list4792706939261158169" text:style-name="L192">
              <text:list-item>
                <text:p text:style-name="P216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土間屋さん</text:span></text:p>
          </table:table-cell>
          <table:table-cell table:style-name="表15.C2" office:value-type="string">
            <text:list xml:id="list1005681866156512702" text:style-name="L193">
              <text:list-item>
                <text:p text:style-name="P217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大工さん</text:span></text:p>
          </table:table-cell>
          <table:table-cell table:style-name="表15.C2" office:value-type="string">
            <text:list xml:id="list5067450194788817243" text:style-name="L194">
              <text:list-item>
                <text:p text:style-name="P218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9">7</text:p>
          </table:table-cell>
          <table:table-cell table:style-name="表15.B2" office:value-type="string">
            <text:p text:style-name="P9">監督さん</text:p>
          </table:table-cell>
          <table:table-cell table:style-name="表15.C2" office:value-type="string">
            <text:list xml:id="list1465890421803945580" text:style-name="L195">
              <text:list-item>
                <text:p text:style-name="P219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9">8</text:p>
          </table:table-cell>
          <table:table-cell table:style-name="表15.B2" office:value-type="string">
            <text:p text:style-name="P9">発注者の方</text:p>
          </table:table-cell>
          <table:table-cell table:style-name="表15.C2" office:value-type="string">
            <text:list xml:id="list4168513070008154960" text:style-name="L196">
              <text:list-item>
                <text:p text:style-name="P220">サインをもらったのは、ホクシンの、ある一人の方。１６５ぐらい。顔つきに、脳発達の、非標準さを感じる。</text:p>
                <text:list>
                  <text:list-item>
                    <text:p text:style-name="P220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東和からの同僚</text:p>
          </table:table-cell>
          <table:table-cell table:style-name="表15.C2" office:value-type="string">
            <text:list xml:id="list328399735915263683" text:style-name="L197">
              <text:list-item>
                <text:p text:style-name="P221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9">9</text:p>
          </table:table-cell>
          <table:table-cell table:style-name="表15.B2" office:value-type="string">
            <text:p text:style-name="P9">現場見<text:soft-page-break/>取り図</text:p>
          </table:table-cell>
          <table:table-cell table:style-name="表15.C2" office:value-type="string">
            <text:p text:style-name="P9"/>
          </table:table-cell>
        </table:table-row>
        <table:table-row>
          <table:table-cell table:style-name="表15.A2" office:value-type="float" office:value="10">
            <text:p text:style-name="P9">10</text:p>
          </table:table-cell>
          <table:table-cell table:style-name="表15.B2" office:value-type="string">
            <text:p text:style-name="P10">段取り</text:p>
          </table:table-cell>
          <table:table-cell table:style-name="表15.C2" office:value-type="string">
            <text:list xml:id="list8509156330910896398" text:style-name="L198">
              <text:list-item>
                <text:p text:style-name="P222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行き帰りでの出来事、見聞</text:p>
          </table:table-cell>
          <table:table-cell table:style-name="表15.C2" office:value-type="string">
            <text:list xml:id="list2895694921111317949" text:style-name="L199">
              <text:list-item>
                <text:p text:style-name="P223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周囲の事物</text:p>
          </table:table-cell>
          <table:table-cell table:style-name="表15.C2" office:value-type="string">
            <text:list xml:id="list5265589419928231384" text:style-name="L200">
              <text:list-item>
                <text:p text:style-name="P224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9">11</text:p>
          </table:table-cell>
          <table:table-cell table:style-name="表15.B2" office:value-type="string">
            <text:p text:style-name="P10">その他</text:p>
          </table:table-cell>
          <table:table-cell table:style-name="表15.C2" office:value-type="string">
            <text:list xml:id="list8103683642995200934" text:style-name="L201">
              <text:list-item>
                <text:p text:style-name="P225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5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5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9">12</text:p>
          </table:table-cell>
          <table:table-cell table:style-name="表15.B2" office:value-type="string">
            <text:p text:style-name="P10">やってもらったこと</text:p>
          </table:table-cell>
          <table:table-cell table:style-name="表15.C2" office:value-type="string">
            <text:list xml:id="list8794389244333760382" text:style-name="L202">
              <text:list-item>
                <text:p text:style-name="P226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危険予知、危険感知</text:p>
          </table:table-cell>
          <table:table-cell table:style-name="表15.C2" office:value-type="string">
            <text:list xml:id="list4676644017891324707" text:style-name="L203">
              <text:list-item>
                <text:p text:style-name="P227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3"/>
      <text:p text:style-name="P4">[/ XXXX] 20200429_153354</text:p>
      <text:p text:style-name="P13"/>
      <text:p text:style-name="P8">@@@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9">1</text:p>
          </table:table-cell>
          <table:table-cell table:style-name="表16.B1" office:value-type="string">
            <text:p text:style-name="P9">現場</text:p>
          </table:table-cell>
          <table:table-cell table:style-name="表16.C1" office:value-type="string">
            <text:p text:style-name="P10"/>
          </table:table-cell>
        </table:table-row>
        <table:table-row>
          <table:table-cell table:style-name="表16.A2" office:value-type="float" office:value="2">
            <text:p text:style-name="P9">2</text:p>
          </table:table-cell>
          <table:table-cell table:style-name="表16.B2" office:value-type="string">
            <text:p text:style-name="P9">天気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3">
            <text:p text:style-name="P9">3</text:p>
          </table:table-cell>
          <table:table-cell table:style-name="表16.B2" office:value-type="string">
            <text:p text:style-name="P9">最寄り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B2" office:value-type="string">
            <text:p text:style-name="P9">3-2</text:p>
            <text:p text:style-name="P9"/>
          </table:table-cell>
          <table:table-cell table:style-name="表16.B2" office:value-type="string">
            <text:p text:style-name="P10">開始／終了時刻</text:p>
          </table:table-cell>
          <table:table-cell table:style-name="表16.C2" office:value-type="string">
            <text:list xml:id="list35546272" text:continue-list="list7304400045049816473" text:style-name="L144">
              <text:list-item>
                <text:p text:style-name="P168">開始</text:p>
              </text:list-item>
              <text:list-item>
                <text:p text:style-name="P168">詰所到着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9">4</text:p>
          </table:table-cell>
          <table:table-cell table:style-name="表16.B2" office:value-type="string">
            <text:p text:style-name="P9">他職：ポンプ</text:p>
          </table:table-cell>
          <table:table-cell table:style-name="表16.C2" office:value-type="string">
            <text:list xml:id="list6106641622142735631" text:style-name="L221">
              <text:list-item>
                <text:p text:style-name="P243"/>
              </text:list-item>
            </text:list>
          </table:table-cell>
        </table:table-row>
        <text:soft-page-break/>
        <table:table-row>
          <table:table-cell table:style-name="表16.A2" office:value-type="float" office:value="5">
            <text:p text:style-name="P9">5</text:p>
          </table:table-cell>
          <table:table-cell table:style-name="表16.B2" office:value-type="string">
            <text:p text:style-name="P9">他職：土工さん</text:p>
          </table:table-cell>
          <table:table-cell table:style-name="表16.C2" office:value-type="string">
            <text:list xml:id="list1325436119354914705" text:style-name="L222">
              <text:list-item>
                <text:p text:style-name="P244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9">6</text:p>
          </table:table-cell>
          <table:table-cell table:style-name="表16.B2" office:value-type="string">
            <text:p text:style-name="P9">他職：電気屋さんの相番の人</text:p>
          </table:table-cell>
          <table:table-cell table:style-name="表16.C2" office:value-type="string">
            <text:list xml:id="list270022672575465641" text:style-name="L223">
              <text:list-item>
                <text:p text:style-name="P245"/>
              </text:list-item>
            </text:list>
          </table:table-cell>
        </table:table-row>
        <table:table-row>
          <table:table-cell table:style-name="表16.B2" office:value-type="string">
            <text:p text:style-name="P9">6--2</text:p>
          </table:table-cell>
          <table:table-cell table:style-name="表16.B2" office:value-type="string">
            <text:p text:style-name="P9">他職：<text:span text:style-name="T2">警備</text:span></text:p>
          </table:table-cell>
          <table:table-cell table:style-name="表16.C2" office:value-type="string">
            <text:list xml:id="list5615956973729827703" text:style-name="L224">
              <text:list-item>
                <text:p text:style-name="P246"/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土間屋さん</text:span></text:p>
          </table:table-cell>
          <table:table-cell table:style-name="表16.C2" office:value-type="string">
            <text:list xml:id="list2351622272764745985" text:style-name="L225">
              <text:list-item>
                <text:p text:style-name="P247"/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大工さん</text:span></text:p>
          </table:table-cell>
          <table:table-cell table:style-name="表16.C2" office:value-type="string">
            <text:list xml:id="list5798795180117214772" text:style-name="L226">
              <text:list-item>
                <text:p text:style-name="P248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9">7</text:p>
          </table:table-cell>
          <table:table-cell table:style-name="表16.B2" office:value-type="string">
            <text:p text:style-name="P9">監督さん</text:p>
          </table:table-cell>
          <table:table-cell table:style-name="表16.C2" office:value-type="string">
            <text:list xml:id="list6253115444482982231" text:style-name="L227">
              <text:list-item>
                <text:p text:style-name="P249"/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9">8</text:p>
          </table:table-cell>
          <table:table-cell table:style-name="表16.B2" office:value-type="string">
            <text:p text:style-name="P9">発注者の方</text:p>
          </table:table-cell>
          <table:table-cell table:style-name="表16.C2" office:value-type="string">
            <text:list xml:id="list117094926655190318" text:style-name="L228">
              <text:list-item>
                <text:p text:style-name="P250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東和からの同僚</text:p>
          </table:table-cell>
          <table:table-cell table:style-name="表16.C2" office:value-type="string">
            <text:list xml:id="list1388576211040102985" text:style-name="L229">
              <text:list-item>
                <text:p text:style-name="P251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9">9</text:p>
          </table:table-cell>
          <table:table-cell table:style-name="表16.B2" office:value-type="string">
            <text:p text:style-name="P9">現場見取り図</text:p>
          </table:table-cell>
          <table:table-cell table:style-name="表16.C2" office:value-type="string">
            <text:p text:style-name="P9"/>
          </table:table-cell>
        </table:table-row>
        <table:table-row>
          <table:table-cell table:style-name="表16.A2" office:value-type="float" office:value="10">
            <text:p text:style-name="P9">10</text:p>
          </table:table-cell>
          <table:table-cell table:style-name="表16.B2" office:value-type="string">
            <text:p text:style-name="P10">段取り</text:p>
          </table:table-cell>
          <table:table-cell table:style-name="表16.C2" office:value-type="string">
            <text:list xml:id="list6260377015617147740" text:style-name="L230">
              <text:list-item>
                <text:p text:style-name="P252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行き帰りでの出来事、見聞</text:p>
          </table:table-cell>
          <table:table-cell table:style-name="表16.C2" office:value-type="string">
            <text:list xml:id="list4358421257492357171" text:style-name="L231">
              <text:list-item>
                <text:p text:style-name="P253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周囲の事物</text:p>
          </table:table-cell>
          <table:table-cell table:style-name="表16.C2" office:value-type="string">
            <text:list xml:id="list3729474261441995983" text:style-name="L232">
              <text:list-item>
                <text:p text:style-name="P254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9">11</text:p>
          </table:table-cell>
          <table:table-cell table:style-name="表16.B2" office:value-type="string">
            <text:p text:style-name="P10">その他</text:p>
          </table:table-cell>
          <table:table-cell table:style-name="表16.C2" office:value-type="string">
            <text:list xml:id="list7667415601693361951" text:style-name="L233">
              <text:list-item>
                <text:p text:style-name="P25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9">12</text:p>
          </table:table-cell>
          <table:table-cell table:style-name="表16.B2" office:value-type="string">
            <text:p text:style-name="P10">やってもらったこと</text:p>
          </table:table-cell>
          <table:table-cell table:style-name="表16.C2" office:value-type="string">
            <text:list xml:id="list4738868698452292637" text:style-name="L234">
              <text:list-item>
                <text:p text:style-name="P256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危険予知、危険感知</text:p>
          </table:table-cell>
          <table:table-cell table:style-name="表16.C2" office:value-type="string">
            <text:list xml:id="list4988086291161384806" text:style-name="L235">
              <text:list-item>
                <text:p text:style-name="P257"/>
              </text:list-item>
            </text:list>
          </table:table-cell>
        </table:table-row>
      </table:table>
      <text:p text:style-name="P13"/>
      <text:p text:style-name="P4"><text:soft-page-break/>[/ XXXX] </text:p>
      <text:p text:style-name="P13"/>
      <text:p text:style-name="P13"/>
      <text:p text:style-name="P13"/>
      <text:p text:style-name="P6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5570343" text:continue-list="list35546272" text:style-name="L144">
              <text:list-item>
                <text:p text:style-name="P168">開始</text:p>
              </text:list-item>
              <text:list-item>
                <text:p text:style-name="P168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5552338" text:continue-list="list4696390960510888720" text:style-name="L129">
              <text:list-item>
                <text:p text:style-name="P15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050909627100443175" text:style-name="L204">
              <text:list-item>
                <text:p text:style-name="P22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2908157812870255772" text:style-name="L205">
              <text:list-item>
                <text:p text:style-name="P229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1834896138895282175" text:style-name="L206">
              <text:list-item>
                <text:p text:style-name="P230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6326047026782137041" text:style-name="L207">
              <text:list-item>
                <text:p text:style-name="P231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2687879484453090693" text:style-name="L208">
              <text:list-item>
                <text:p text:style-name="P23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2297179277629913261" text:style-name="L209">
              <text:list-item>
                <text:p text:style-name="P233"/>
              </text:list-item>
            </text:list>
          </table:table-cell>
        </table:table-row>
        <text:soft-page-break/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1468299316653808530" text:style-name="L210">
              <text:list-item>
                <text:p text:style-name="P23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4764902927236327688" text:style-name="L211">
              <text:list-item>
                <text:p text:style-name="P23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8475040868551887880" text:style-name="L212">
              <text:list-item>
                <text:p text:style-name="P23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1097441178764308354" text:style-name="L213">
              <text:list-item>
                <text:p text:style-name="P23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2176942649796553308" text:style-name="L214">
              <text:list-item>
                <text:p text:style-name="P23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6980787261867212206" text:style-name="L215">
              <text:list-item>
                <text:p text:style-name="P23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5989914268435427180" text:style-name="L216">
              <text:list-item>
                <text:p text:style-name="P24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932169518872459160" text:style-name="L217">
              <text:list-item>
                <text:p text:style-name="P24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3302629223921242640" text:style-name="L218">
        <text:list-item>
          <text:p text:style-name="P17">start apps</text:p>
          <text:list>
            <text:list-item>
              <text:p text:style-name="P17">doc (this)</text:p>
            </text:list-item>
            <text:list-item>
              <text:p text:style-name="P17">folder : C:\WORKS_2\WS\WS_Others.miscs\misc_files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><text:soft-page-break/></text:p>
      <text:p text:style-name="P6">--------------------------------------------------------- [STEPS : closing] 20191106_154827</text:p>
      <text:list xml:id="list3246841267851644430" text:style-name="L219">
        <text:list-item>
          <text:p text:style-name="P15">close</text:p>
          <text:list>
            <text:list-item>
              <text:p text:style-name="P15">image file</text:p>
            </text:list-item>
            <text:list-item>
              <text:p text:style-name="P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5">folder : C:\WORKS_2\WS\WS_Others.miscs\misc_files</text:p>
            </text:list-item>
            <text:list-item>
              <text:p text:style-name="P15">this</text:p>
            </text:list-item>
          </text:list>
        </text:list-item>
        <text:list-item>
          <text:p text:style-name="P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5565924" text:continue-numbering="true" text:style-name="L219">
        <text:list-item>
          <text:p text:style-name="P22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4-29T15:34:28.69</dc:date>
    <dc:creator>iwabuchi ken</dc:creator>
    <meta:editing-duration>PT17H26M50S</meta:editing-duration>
    <meta:editing-cycles>110</meta:editing-cycles>
    <meta:generator>OpenOffice/4.1.3$Win32 OpenOffice.org_project/413m1$Build-9783</meta:generator>
    <meta:document-statistic meta:table-count="17" meta:image-count="0" meta:object-count="0" meta:page-count="28" meta:paragraph-count="886" meta:word-count="14687" meta:character-count="17704"/>
  </office:meta>
</office:document-meta>
</file>